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.93552"/>
          <table:table-cell office:value-type="float" office:value="3.482"/>
          <table:table-cell office:value-type="float" office:value="1.63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199.0"/>
          <table:table-cell office:value-type="float" office:value="38235.0"/>
          <table:table-cell office:value-type="float" office:value="173432.0"/>
          <table:table-cell office:value-type="float" office:value="579725.0"/>
          <table:table-cell office:value-type="float" office:value="2280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6881"/>
          <table:table-cell office:value-type="float" office:value="5.087"/>
          <table:table-cell office:value-type="float" office:value="3.25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759.0"/>
          <table:table-cell office:value-type="float" office:value="73788.0"/>
          <table:table-cell office:value-type="float" office:value="173432.0"/>
          <table:table-cell office:value-type="float" office:value="579725.0"/>
          <table:table-cell office:value-type="float" office:value="229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2583"/>
          <table:table-cell office:value-type="float" office:value="1.196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1.0"/>
          <table:table-cell office:value-type="float" office:value="8140.0"/>
          <table:table-cell office:value-type="float" office:value="106581.0"/>
          <table:table-cell office:value-type="float" office:value="363229.0"/>
          <table:table-cell office:value-type="float" office:value="1641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6.72571"/>
          <table:table-cell office:value-type="float" office:value="6.169"/>
          <table:table-cell office:value-type="float" office:value="4.33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21546.0"/>
          <table:table-cell office:value-type="float" office:value="105062.0"/>
          <table:table-cell office:value-type="float" office:value="173432.0"/>
          <table:table-cell office:value-type="float" office:value="579725.0"/>
          <table:table-cell office:value-type="float" office:value="229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6621"/>
          <table:table-cell office:value-type="float" office:value="13.238"/>
          <table:table-cell office:value-type="float" office:value="11.36"/>
          <table:table-cell office:value-type="float" office:value="1.0"/>
          <table:table-cell office:value-type="float" office:value="0.0"/>
          <table:table-cell office:value-type="float" office:value="155.0"/>
          <table:table-cell office:value-type="float" office:value="48685.0"/>
          <table:table-cell office:value-type="float" office:value="286543.0"/>
          <table:table-cell office:value-type="float" office:value="173432.0"/>
          <table:table-cell office:value-type="float" office:value="579725.0"/>
          <table:table-cell office:value-type="float" office:value="228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52"/>
          <table:table-cell office:value-type="float" office:value="1.05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office:value-type="float" office:value="3278.0"/>
          <table:table-cell office:value-type="float" office:value="106581.0"/>
          <table:table-cell office:value-type="float" office:value="363229.0"/>
          <table:table-cell office:value-type="float" office:value="1639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.27867"/>
          <table:table-cell office:value-type="float" office:value="2.8"/>
          <table:table-cell office:value-type="float" office:value="0.96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687.0"/>
          <table:table-cell office:value-type="float" office:value="19024.0"/>
          <table:table-cell office:value-type="float" office:value="173432.0"/>
          <table:table-cell office:value-type="float" office:value="579723.0"/>
          <table:table-cell office:value-type="float" office:value="2280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8435"/>
          <table:table-cell office:value-type="float" office:value="4.17"/>
          <table:table-cell office:value-type="float" office:value="2.33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9359.0"/>
          <table:table-cell office:value-type="float" office:value="46689.0"/>
          <table:table-cell office:value-type="float" office:value="173432.0"/>
          <table:table-cell office:value-type="float" office:value="579723.0"/>
          <table:table-cell office:value-type="float" office:value="2299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1408"/>
          <table:table-cell office:value-type="float" office:value="1.15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office:value-type="float" office:value="1284.0"/>
          <table:table-cell office:value-type="float" office:value="106581.0"/>
          <table:table-cell office:value-type="float" office:value="363227.0"/>
          <table:table-cell office:value-type="float" office:value="1641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98981"/>
          <table:table-cell office:value-type="float" office:value="2.494"/>
          <table:table-cell office:value-type="float" office:value="0.5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466.0"/>
          <table:table-cell office:value-type="float" office:value="7792.0"/>
          <table:table-cell office:value-type="float" office:value="173432.0"/>
          <table:table-cell office:value-type="float" office:value="579733.0"/>
          <table:table-cell office:value-type="float" office:value="230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2616"/>
          <table:table-cell office:value-type="float" office:value="2.61"/>
          <table:table-cell office:value-type="float" office:value="0.6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253.0"/>
          <table:table-cell office:value-type="float" office:value="18671.0"/>
          <table:table-cell office:value-type="float" office:value="173432.0"/>
          <table:table-cell office:value-type="float" office:value="579733.0"/>
          <table:table-cell office:value-type="float" office:value="230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9371"/>
          <table:table-cell office:value-type="float" office:value="1.16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.0"/>
          <table:table-cell office:value-type="float" office:value="1374.0"/>
          <table:table-cell office:value-type="float" office:value="106581.0"/>
          <table:table-cell office:value-type="float" office:value="363237.0"/>
          <table:table-cell office:value-type="float" office:value="1639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90394"/>
          <table:table-cell office:value-type="float" office:value="2.346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66.0"/>
          <table:table-cell office:value-type="float" office:value="7555.0"/>
          <table:table-cell office:value-type="float" office:value="173432.0"/>
          <table:table-cell office:value-type="float" office:value="579734.0"/>
          <table:table-cell office:value-type="float" office:value="229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9095"/>
          <table:table-cell office:value-type="float" office:value="2.953"/>
          <table:table-cell office:value-type="float" office:value="1.18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804.0"/>
          <table:table-cell office:value-type="float" office:value="30095.0"/>
          <table:table-cell office:value-type="float" office:value="173432.0"/>
          <table:table-cell office:value-type="float" office:value="579734.0"/>
          <table:table-cell office:value-type="float" office:value="228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7841"/>
          <table:table-cell office:value-type="float" office:value="1.024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1244.0"/>
          <table:table-cell office:value-type="float" office:value="106581.0"/>
          <table:table-cell office:value-type="float" office:value="363238.0"/>
          <table:table-cell office:value-type="float" office:value="1639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64216"/>
          <table:table-cell office:value-type="float" office:value="1.2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4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8816"/>
          <table:table-cell office:value-type="float" office:value="1.1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2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1515"/>
          <table:table-cell office:value-type="float" office:value="0.7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11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66553"/>
          <table:table-cell office:value-type="float" office:value="2.116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318.0"/>
          <table:table-cell office:value-type="float" office:value="5613.0"/>
          <table:table-cell office:value-type="float" office:value="179345.0"/>
          <table:table-cell office:value-type="float" office:value="596928.0"/>
          <table:table-cell office:value-type="float" office:value="2323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7893"/>
          <table:table-cell office:value-type="float" office:value="2.515"/>
          <table:table-cell office:value-type="float" office:value="0.7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558.0"/>
          <table:table-cell office:value-type="float" office:value="18091.0"/>
          <table:table-cell office:value-type="float" office:value="179345.0"/>
          <table:table-cell office:value-type="float" office:value="596928.0"/>
          <table:table-cell office:value-type="float" office:value="2314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551"/>
          <table:table-cell office:value-type="float" office:value="1.14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839.0"/>
          <table:table-cell office:value-type="float" office:value="112517.0"/>
          <table:table-cell office:value-type="float" office:value="380502.0"/>
          <table:table-cell office:value-type="float" office:value="1672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99717"/>
          <table:table-cell office:value-type="float" office:value="2.495"/>
          <table:table-cell office:value-type="float" office:value="0.69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81.0"/>
          <table:table-cell office:value-type="float" office:value="14411.0"/>
          <table:table-cell office:value-type="float" office:value="179345.0"/>
          <table:table-cell office:value-type="float" office:value="596938.0"/>
          <table:table-cell office:value-type="float" office:value="233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4168"/>
          <table:table-cell office:value-type="float" office:value="2.144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035.0"/>
          <table:table-cell office:value-type="float" office:value="8125.0"/>
          <table:table-cell office:value-type="float" office:value="179345.0"/>
          <table:table-cell office:value-type="float" office:value="596938.0"/>
          <table:table-cell office:value-type="float" office:value="232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6923"/>
          <table:table-cell office:value-type="float" office:value="1.14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.0"/>
          <table:table-cell office:value-type="float" office:value="1256.0"/>
          <table:table-cell office:value-type="float" office:value="112517.0"/>
          <table:table-cell office:value-type="float" office:value="380512.0"/>
          <table:table-cell office:value-type="float" office:value="1670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.65663"/>
          <table:table-cell office:value-type="float" office:value="4.226"/>
          <table:table-cell office:value-type="float" office:value="2.29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483.0"/>
          <table:table-cell office:value-type="float" office:value="58295.0"/>
          <table:table-cell office:value-type="float" office:value="179345.0"/>
          <table:table-cell office:value-type="float" office:value="596947.0"/>
          <table:table-cell office:value-type="float" office:value="2311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9149"/>
          <table:table-cell office:value-type="float" office:value="3.736"/>
          <table:table-cell office:value-type="float" office:value="1.83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0682.0"/>
          <table:table-cell office:value-type="float" office:value="41110.0"/>
          <table:table-cell office:value-type="float" office:value="179345.0"/>
          <table:table-cell office:value-type="float" office:value="596947.0"/>
          <table:table-cell office:value-type="float" office:value="231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2342"/>
          <table:table-cell office:value-type="float" office:value="1.139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8.0"/>
          <table:table-cell office:value-type="float" office:value="6509.0"/>
          <table:table-cell office:value-type="float" office:value="112517.0"/>
          <table:table-cell office:value-type="float" office:value="380521.0"/>
          <table:table-cell office:value-type="float" office:value="1688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55056"/>
          <table:table-cell office:value-type="float" office:value="1.1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4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9843"/>
          <table:table-cell office:value-type="float" office:value="1.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2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4561"/>
          <table:table-cell office:value-type="float" office:value="0.7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0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2375"/>
          <table:table-cell office:value-type="float" office:value="1.769"/>
          <table:table-cell office:value-type="float" office:value="0.88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954.0"/>
          <table:table-cell office:value-type="float" office:value="18926.0"/>
          <table:table-cell office:value-type="float" office:value="81462.0"/>
          <table:table-cell office:value-type="float" office:value="264456.0"/>
          <table:table-cell office:value-type="float" office:value="159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697"/>
          <table:table-cell office:value-type="float" office:value="4.036"/>
          <table:table-cell office:value-type="float" office:value="3.15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20145.0"/>
          <table:table-cell office:value-type="float" office:value="62710.0"/>
          <table:table-cell office:value-type="float" office:value="81462.0"/>
          <table:table-cell office:value-type="float" office:value="264456.0"/>
          <table:table-cell office:value-type="float" office:value="160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2222"/>
          <table:table-cell office:value-type="float" office:value="0.50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.0"/>
          <table:table-cell office:value-type="float" office:value="1340.0"/>
          <table:table-cell office:value-type="float" office:value="40809.0"/>
          <table:table-cell office:value-type="float" office:value="137686.0"/>
          <table:table-cell office:value-type="float" office:value="1245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22069"/>
          <table:table-cell office:value-type="float" office:value="1.736"/>
          <table:table-cell office:value-type="float" office:value="0.84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455.0"/>
          <table:table-cell office:value-type="float" office:value="18795.0"/>
          <table:table-cell office:value-type="float" office:value="81462.0"/>
          <table:table-cell office:value-type="float" office:value="264456.0"/>
          <table:table-cell office:value-type="float" office:value="161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0537"/>
          <table:table-cell office:value-type="float" office:value="1.456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3671.0"/>
          <table:table-cell office:value-type="float" office:value="22114.0"/>
          <table:table-cell office:value-type="float" office:value="81462.0"/>
          <table:table-cell office:value-type="float" office:value="264456.0"/>
          <table:table-cell office:value-type="float" office:value="1586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1743"/>
          <table:table-cell office:value-type="float" office:value="0.43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office:value-type="float" office:value="2488.0"/>
          <table:table-cell office:value-type="float" office:value="40809.0"/>
          <table:table-cell office:value-type="float" office:value="137686.0"/>
          <table:table-cell office:value-type="float" office:value="1249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01893"/>
          <table:table-cell office:value-type="float" office:value="1.649"/>
          <table:table-cell office:value-type="float" office:value="0.79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434.0"/>
          <table:table-cell office:value-type="float" office:value="14621.0"/>
          <table:table-cell office:value-type="float" office:value="81462.0"/>
          <table:table-cell office:value-type="float" office:value="264456.0"/>
          <table:table-cell office:value-type="float" office:value="160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1675"/>
          <table:table-cell office:value-type="float" office:value="1.457"/>
          <table:table-cell office:value-type="float" office:value="0.61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795.0"/>
          <table:table-cell office:value-type="float" office:value="13092.0"/>
          <table:table-cell office:value-type="float" office:value="81462.0"/>
          <table:table-cell office:value-type="float" office:value="264456.0"/>
          <table:table-cell office:value-type="float" office:value="158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35653"/>
          <table:table-cell office:value-type="float" office:value="0.469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0.0"/>
          <table:table-cell office:value-type="float" office:value="1818.0"/>
          <table:table-cell office:value-type="float" office:value="40809.0"/>
          <table:table-cell office:value-type="float" office:value="137686.0"/>
          <table:table-cell office:value-type="float" office:value="1252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38738"/>
          <table:table-cell office:value-type="float" office:value="1.886"/>
          <table:table-cell office:value-type="float" office:value="1.09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573.0"/>
          <table:table-cell office:value-type="float" office:value="22565.0"/>
          <table:table-cell office:value-type="float" office:value="81462.0"/>
          <table:table-cell office:value-type="float" office:value="264456.0"/>
          <table:table-cell office:value-type="float" office:value="160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7329"/>
          <table:table-cell office:value-type="float" office:value="3.025"/>
          <table:table-cell office:value-type="float" office:value="2.19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2964.0"/>
          <table:table-cell office:value-type="float" office:value="54377.0"/>
          <table:table-cell office:value-type="float" office:value="81462.0"/>
          <table:table-cell office:value-type="float" office:value="264456.0"/>
          <table:table-cell office:value-type="float" office:value="160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0598"/>
          <table:table-cell office:value-type="float" office:value="0.47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.0"/>
          <table:table-cell office:value-type="float" office:value="1287.0"/>
          <table:table-cell office:value-type="float" office:value="40809.0"/>
          <table:table-cell office:value-type="float" office:value="137686.0"/>
          <table:table-cell office:value-type="float" office:value="1245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85414"/>
          <table:table-cell office:value-type="float" office:value="3.451"/>
          <table:table-cell office:value-type="float" office:value="2.63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973.0"/>
          <table:table-cell office:value-type="float" office:value="56901.0"/>
          <table:table-cell office:value-type="float" office:value="81462.0"/>
          <table:table-cell office:value-type="float" office:value="264456.0"/>
          <table:table-cell office:value-type="float" office:value="158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4512"/>
          <table:table-cell office:value-type="float" office:value="4.129"/>
          <table:table-cell office:value-type="float" office:value="3.31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21289.0"/>
          <table:table-cell office:value-type="float" office:value="79453.0"/>
          <table:table-cell office:value-type="float" office:value="81462.0"/>
          <table:table-cell office:value-type="float" office:value="264456.0"/>
          <table:table-cell office:value-type="float" office:value="160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07077"/>
          <table:table-cell office:value-type="float" office:value="0.421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3085.0"/>
          <table:table-cell office:value-type="float" office:value="40809.0"/>
          <table:table-cell office:value-type="float" office:value="137686.0"/>
          <table:table-cell office:value-type="float" office:value="1245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85271"/>
          <table:table-cell office:value-type="float" office:value="2.42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818.0"/>
          <table:table-cell office:value-type="float" office:value="8181.0"/>
          <table:table-cell office:value-type="float" office:value="168984.0"/>
          <table:table-cell office:value-type="float" office:value="565608.0"/>
          <table:table-cell office:value-type="float" office:value="223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5543"/>
          <table:table-cell office:value-type="float" office:value="1.961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552.0"/>
          <table:table-cell office:value-type="float" office:value="6361.0"/>
          <table:table-cell office:value-type="float" office:value="168984.0"/>
          <table:table-cell office:value-type="float" office:value="565608.0"/>
          <table:table-cell office:value-type="float" office:value="221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1478"/>
          <table:table-cell office:value-type="float" office:value="0.99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.0"/>
          <table:table-cell office:value-type="float" office:value="1344.0"/>
          <table:table-cell office:value-type="float" office:value="102089.0"/>
          <table:table-cell office:value-type="float" office:value="348978.0"/>
          <table:table-cell office:value-type="float" office:value="162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.27948"/>
          <table:table-cell office:value-type="float" office:value="4.85"/>
          <table:table-cell office:value-type="float" office:value="2.93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847.0"/>
          <table:table-cell office:value-type="float" office:value="90520.0"/>
          <table:table-cell office:value-type="float" office:value="168984.0"/>
          <table:table-cell office:value-type="float" office:value="565607.0"/>
          <table:table-cell office:value-type="float" office:value="2253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2523"/>
          <table:table-cell office:value-type="float" office:value="2.115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72.0"/>
          <table:table-cell office:value-type="float" office:value="10636.0"/>
          <table:table-cell office:value-type="float" office:value="168984.0"/>
          <table:table-cell office:value-type="float" office:value="565607.0"/>
          <table:table-cell office:value-type="float" office:value="2235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1558"/>
          <table:table-cell office:value-type="float" office:value="0.84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.0"/>
          <table:table-cell office:value-type="float" office:value="2849.0"/>
          <table:table-cell office:value-type="float" office:value="102089.0"/>
          <table:table-cell office:value-type="float" office:value="348977.0"/>
          <table:table-cell office:value-type="float" office:value="1611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3.12655"/>
          <table:table-cell office:value-type="float" office:value="2.719"/>
          <table:table-cell office:value-type="float" office:value="0.8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466.0"/>
          <table:table-cell office:value-type="float" office:value="23337.0"/>
          <table:table-cell office:value-type="float" office:value="168984.0"/>
          <table:table-cell office:value-type="float" office:value="565607.0"/>
          <table:table-cell office:value-type="float" office:value="224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8401"/>
          <table:table-cell office:value-type="float" office:value="10.393"/>
          <table:table-cell office:value-type="float" office:value="8.62"/>
          <table:table-cell office:value-type="float" office:value="1.0"/>
          <table:table-cell office:value-type="float" office:value="0.0"/>
          <table:table-cell office:value-type="float" office:value="159.0"/>
          <table:table-cell office:value-type="float" office:value="47987.0"/>
          <table:table-cell office:value-type="float" office:value="210996.0"/>
          <table:table-cell office:value-type="float" office:value="168984.0"/>
          <table:table-cell office:value-type="float" office:value="565607.0"/>
          <table:table-cell office:value-type="float" office:value="2235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3119"/>
          <table:table-cell office:value-type="float" office:value="1.019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3697.0"/>
          <table:table-cell office:value-type="float" office:value="102089.0"/>
          <table:table-cell office:value-type="float" office:value="348977.0"/>
          <table:table-cell office:value-type="float" office:value="1613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5.8004"/>
          <table:table-cell office:value-type="float" office:value="15.235"/>
          <table:table-cell office:value-type="float" office:value="12.24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4772.0"/>
          <table:table-cell office:value-type="float" office:value="127106.0"/>
          <table:table-cell office:value-type="float" office:value="168984.0"/>
          <table:table-cell office:value-type="float" office:value="565607.0"/>
          <table:table-cell office:value-type="float" office:value="2256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5847"/>
          <table:table-cell office:value-type="float" office:value="4.299"/>
          <table:table-cell office:value-type="float" office:value="2.39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268.0"/>
          <table:table-cell office:value-type="float" office:value="41326.0"/>
          <table:table-cell office:value-type="float" office:value="168984.0"/>
          <table:table-cell office:value-type="float" office:value="565607.0"/>
          <table:table-cell office:value-type="float" office:value="2235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1323"/>
          <table:table-cell office:value-type="float" office:value="0.953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2.0"/>
          <table:table-cell office:value-type="float" office:value="6186.0"/>
          <table:table-cell office:value-type="float" office:value="102089.0"/>
          <table:table-cell office:value-type="float" office:value="348977.0"/>
          <table:table-cell office:value-type="float" office:value="1611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.27738"/>
          <table:table-cell office:value-type="float" office:value="3.888"/>
          <table:table-cell office:value-type="float" office:value="2.12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0114.0"/>
          <table:table-cell office:value-type="float" office:value="47070.0"/>
          <table:table-cell office:value-type="float" office:value="168984.0"/>
          <table:table-cell office:value-type="float" office:value="565609.0"/>
          <table:table-cell office:value-type="float" office:value="221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0983"/>
          <table:table-cell office:value-type="float" office:value="2.199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109.0"/>
          <table:table-cell office:value-type="float" office:value="7312.0"/>
          <table:table-cell office:value-type="float" office:value="168984.0"/>
          <table:table-cell office:value-type="float" office:value="565609.0"/>
          <table:table-cell office:value-type="float" office:value="2259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3924"/>
          <table:table-cell office:value-type="float" office:value="0.925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.0"/>
          <table:table-cell office:value-type="float" office:value="2423.0"/>
          <table:table-cell office:value-type="float" office:value="102089.0"/>
          <table:table-cell office:value-type="float" office:value="348979.0"/>
          <table:table-cell office:value-type="float" office:value="1622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02954"/>
          <table:table-cell office:value-type="float" office:value="0.44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194.0"/>
          <table:table-cell office:value-type="float" office:value="3264.0"/>
          <table:table-cell office:value-type="float" office:value="27918.0"/>
          <table:table-cell office:value-type="float" office:value="90936.0"/>
          <table:table-cell office:value-type="float" office:value="121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9169"/>
          <table:table-cell office:value-type="float" office:value="0.38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48.0"/>
          <table:table-cell office:value-type="float" office:value="2520.0"/>
          <table:table-cell office:value-type="float" office:value="27918.0"/>
          <table:table-cell office:value-type="float" office:value="90936.0"/>
          <table:table-cell office:value-type="float" office:value="1202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39074"/>
          <table:table-cell office:value-type="float" office:value="0.29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5.0"/>
          <table:table-cell office:value-type="float" office:value="970.0"/>
          <table:table-cell office:value-type="float" office:value="17501.0"/>
          <table:table-cell office:value-type="float" office:value="56539.0"/>
          <table:table-cell office:value-type="float" office:value="10874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48821"/>
          <table:table-cell office:value-type="float" office:value="1.15"/>
          <table:table-cell office:value-type="float" office:value="0.82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780.0"/>
          <table:table-cell office:value-type="float" office:value="12326.0"/>
          <table:table-cell office:value-type="float" office:value="27918.0"/>
          <table:table-cell office:value-type="float" office:value="90936.0"/>
          <table:table-cell office:value-type="float" office:value="119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4611"/>
          <table:table-cell office:value-type="float" office:value="0.42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815.0"/>
          <table:table-cell office:value-type="float" office:value="3590.0"/>
          <table:table-cell office:value-type="float" office:value="27918.0"/>
          <table:table-cell office:value-type="float" office:value="90936.0"/>
          <table:table-cell office:value-type="float" office:value="120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72942"/>
          <table:table-cell office:value-type="float" office:value="0.22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6.0"/>
          <table:table-cell office:value-type="float" office:value="1430.0"/>
          <table:table-cell office:value-type="float" office:value="17501.0"/>
          <table:table-cell office:value-type="float" office:value="56539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53138"/>
          <table:table-cell office:value-type="float" office:value="0.3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75.0"/>
          <table:table-cell office:value-type="float" office:value="27918.0"/>
          <table:table-cell office:value-type="float" office:value="90936.0"/>
          <table:table-cell office:value-type="float" office:value="121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5331"/>
          <table:table-cell office:value-type="float" office:value="0.3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63.0"/>
          <table:table-cell office:value-type="float" office:value="27918.0"/>
          <table:table-cell office:value-type="float" office:value="90936.0"/>
          <table:table-cell office:value-type="float" office:value="1202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93721"/>
          <table:table-cell office:value-type="float" office:value="0.17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17501.0"/>
          <table:table-cell office:value-type="float" office:value="56539.0"/>
          <table:table-cell office:value-type="float" office:value="1094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788"/>
          <table:table-cell office:value-type="float" office:value="0.27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26.0"/>
          <table:table-cell office:value-type="float" office:value="27918.0"/>
          <table:table-cell office:value-type="float" office:value="90936.0"/>
          <table:table-cell office:value-type="float" office:value="121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504"/>
          <table:table-cell office:value-type="float" office:value="0.39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263.0"/>
          <table:table-cell office:value-type="float" office:value="27918.0"/>
          <table:table-cell office:value-type="float" office:value="90936.0"/>
          <table:table-cell office:value-type="float" office:value="115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91161"/>
          <table:table-cell office:value-type="float" office:value="0.2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4.0"/>
          <table:table-cell office:value-type="float" office:value="17501.0"/>
          <table:table-cell office:value-type="float" office:value="56539.0"/>
          <table:table-cell office:value-type="float" office:value="1061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647706"/>
          <table:table-cell office:value-type="float" office:value="0.3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00.0"/>
          <table:table-cell office:value-type="float" office:value="27918.0"/>
          <table:table-cell office:value-type="float" office:value="90936.0"/>
          <table:table-cell office:value-type="float" office:value="121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16009"/>
          <table:table-cell office:value-type="float" office:value="0.541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55.0"/>
          <table:table-cell office:value-type="float" office:value="5991.0"/>
          <table:table-cell office:value-type="float" office:value="27918.0"/>
          <table:table-cell office:value-type="float" office:value="90936.0"/>
          <table:table-cell office:value-type="float" office:value="1212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9858"/>
          <table:table-cell office:value-type="float" office:value="0.2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1.0"/>
          <table:table-cell office:value-type="float" office:value="17501.0"/>
          <table:table-cell office:value-type="float" office:value="56539.0"/>
          <table:table-cell office:value-type="float" office:value="1094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